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0.9986in" style:rel-column-width="9577*"/>
    </style:style>
    <style:style style:name="Table6.B" style:family="table-column">
      <style:table-column-properties style:column-width="2.7514in" style:rel-column-width="26387*"/>
    </style:style>
    <style:style style:name="Table6.C" style:family="table-column">
      <style:table-column-properties style:column-width="3.0833in" style:rel-column-width="29571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2.2083in" fo:margin-left="0.0667in" fo:margin-right="4.65in" table:align="margins"/>
    </style:style>
    <style:style style:name="Table9.A" style:family="table-column">
      <style:table-column-properties style:column-width="2.2083in" style:rel-column-width="65535*"/>
    </style:style>
    <style:style style:name="Table9.A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47599*"/>
    </style:style>
    <style:style style:name="Table5.B" style:family="table-column">
      <style:table-column-properties style:column-width="1.8958in" style:rel-column-width="1793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32"/><text:text-input text:description="">$purchase.title</text:text-input> </text:p>
          </table:table-cell>
          <table:table-cell table:style-name="Table6.B1" office:value-type="string">
            <text:p text:style-name="P7">Cash Purchase No. <text:s/><text:span text:style-name="T1">:</text:span> <text:s text:c="2"/><text:text-input text:description=""/><text:text-input text:description="">$purchase.number</text:text-input></text:p>
            <text:p text:style-name="P7">Cash Purchase Date <text:span text:style-name="T1">: <text:s/></text:span><text:text-input text:description="">$purchase.date</text:text-input></text:p>
            <text:p text:style-name="P7">Delivery Date <text:s text:c="9"/><text:span text:style-name="T1">: <text:s/></text:span><text:text-input text:description="">$purchase.deliveryDate</text:text-input></text:p>
            <text:p text:style-name="P7">Payment Method <text:s text:c="4"/><text:span text:style-name="T1">: <text:s/></text:span><text:text-input text:description="">$purchase.payMethod</text:text-input></text:p>
            <text:p text:style-name="P7">Currency <text:s text:c="17"/><text:span text:style-name="T1">: <text:s/></text:span><text:text-input text:description="">$purchase.currency</text:text-input>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row>
          <table:table-cell table:style-name="Table9.A1" office:value-type="string">
            <text:p text:style-name="P1">Bill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.vendorNBillAddress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purcha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3"><text:text-input text:description="">$purchase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text-input text:description="">$purchase.registrationAddress</text:text-input></text:p>
          </table:table-cell>
          <table:table-cell table:style-name="Table5.B1" office:value-type="string">
            <text:p text:style-name="Table_20_Contents"><draw:frame draw:style-name="fr2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1T16:30:58.78</dc:date>
    <meta:editing-duration>PT3H21M25S</meta:editing-duration>
    <meta:editing-cycles>83</meta:editing-cycles>
    <meta:document-statistic meta:table-count="5" meta:image-count="2" meta:object-count="0" meta:page-count="1" meta:paragraph-count="30" meta:word-count="52" meta:character-count="596"/>
  </office:meta>
</office:document-meta>
</file>